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aban 1" table:style-name="ta1">
        <table:shapes>
          <draw:frame draw:z-index="0" draw:style-name="gr1" draw:text-style-name="P1" svg:width="9in" svg:height="4in" svg:x="1.9555in" svg:y="0.0004in">
            <draw:object draw:notify-on-update-of-ranges="'Faban 1'.A1:'Faban 1'.A1 'Faban 1'.B1:'Faban 1'.B1 'Faban 1'.A2:'Faban 1'.A2 'Faban 1'.B2:'Faban 1'.B2 'Faban 1'.A3:'Faban 1'.A3 'Faban 1'.B3:'Faban 1'.B3 'Faban 1'.A4:'Faban 1'.A4 'Faban 1'.B4:'Faban 1'.B4 'Faban 1'.A5:'Faban 1'.A5 'Faban 1'.B5:'Faban 1'.B5 'Faban 1'.A9:'Faban 1'.A9 'Faban 1'.B9:'Faban 1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66362" calcext:value-type="float">
            <text:p>166362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67141" calcext:value-type="float">
            <text:p>16714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67346" calcext:value-type="float">
            <text:p>167346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66108" calcext:value-type="float">
            <text:p>166108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68210" calcext:value-type="float">
            <text:p>1682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AVERAGE([.B1];[.B2];[.B3];[.B4];[.B5])" office:value-type="float" office:value="167033.4" calcext:value-type="float">
            <text:p>167033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iemer</text:p>
          </table:table-cell>
          <table:table-cell office:value-type="float" office:value="167033.4" calcext:value-type="float">
            <text:p>167033.4</text:p>
          </table:table-cell>
        </table:table-row>
      </table:table>
      <table:table table:name="Faban 1 distr" table:style-name="ta1">
        <table:shapes>
          <draw:frame draw:z-index="0" draw:style-name="gr1" draw:text-style-name="P1" svg:width="9in" svg:height="4in" svg:x="1.7783in" svg:y="0.0004in">
            <draw:object draw:notify-on-update-of-ranges="'Faban 1 distr'.A1:'Faban 1 distr'.A31 'Faban 1 distr'.B1:'Faban 1 distr'.B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.18" calcext:value-type="float">
            <text:p>327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1.56" calcext:value-type="float">
            <text:p>411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.06" calcext:value-type="float">
            <text:p>500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7.26" calcext:value-type="float">
            <text:p>567.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0.24" calcext:value-type="float">
            <text:p>570.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9.96" calcext:value-type="float">
            <text:p>569.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0.54" calcext:value-type="float">
            <text:p>570.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1.48" calcext:value-type="float">
            <text:p>571.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0.3" calcext:value-type="float">
            <text:p>570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1.02" calcext:value-type="float">
            <text:p>571.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1.02" calcext:value-type="float">
            <text:p>571.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3.54" calcext:value-type="float">
            <text:p>573.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4.06" calcext:value-type="float">
            <text:p>574.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.6" calcext:value-type="float">
            <text:p>572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3.54" calcext:value-type="float">
            <text:p>573.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74.24" calcext:value-type="float">
            <text:p>574.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3.24" calcext:value-type="float">
            <text:p>573.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3.76" calcext:value-type="float">
            <text:p>573.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74.1" calcext:value-type="float">
            <text:p>574.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4.08" calcext:value-type="float">
            <text:p>574.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4.12" calcext:value-type="float">
            <text:p>574.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2.74" calcext:value-type="float">
            <text:p>572.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5.84" calcext:value-type="float">
            <text:p>575.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5.02" calcext:value-type="float">
            <text:p>575.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3.7" calcext:value-type="float">
            <text:p>573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3.78" calcext:value-type="float">
            <text:p>573.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Gatling 1" table:style-name="ta1">
        <table:shapes>
          <draw:frame draw:z-index="0" draw:style-name="gr1" draw:text-style-name="P1" svg:width="9in" svg:height="4in" svg:x="1.9555in" svg:y="0.0004in">
            <draw:object draw:notify-on-update-of-ranges="'Gatling 1'.A1:'Gatling 1'.A1 'Gatling 1'.B1:'Gatling 1'.B1 'Gatling 1'.A2:'Gatling 1'.A2 'Gatling 1'.B2:'Gatling 1'.B2 'Gatling 1'.A3:'Gatling 1'.A3 'Gatling 1'.B3:'Gatling 1'.B3 'Gatling 1'.A4:'Gatling 1'.A4 'Gatling 1'.B4:'Gatling 1'.B4 'Gatling 1'.A5:'Gatling 1'.A5 'Gatling 1'.B5:'Gatling 1'.B5 'Gatling 1'.A6:'Gatling 1'.A6 'Gatling 1'.B6:'Gatling 1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2827" calcext:value-type="float">
            <text:p>30282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96602" calcext:value-type="float">
            <text:p>29660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1472" calcext:value-type="float">
            <text:p>31147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3419" calcext:value-type="float">
            <text:p>303419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07912" calcext:value-type="float">
            <text:p>30791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office:value-type="float" office:value="304446.4" calcext:value-type="float">
            <text:p>304446.4</text:p>
          </table:table-cell>
        </table:table-row>
      </table:table>
      <table:table table:name="Gatling 1 distr" table:style-name="ta1">
        <table:shapes>
          <draw:frame draw:z-index="0" draw:style-name="gr1" draw:text-style-name="P1" svg:width="9in" svg:height="4in" svg:x="2.6555in" svg:y="1.5224in">
            <draw:object draw:notify-on-update-of-ranges="'Gatling 1 distr'.A2:'Gatling 1 distr'.A32 'Gatling 1 distr'.Q2:'Gatling 1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table:style-name="Default"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m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644" calcext:value-type="float">
            <text:p>644</text:p>
          </table:table-cell>
          <table:table-cell/>
          <table:table-cell table:number-columns-repeated="2" office:value-type="float" office:value="627" calcext:value-type="float">
            <text:p>627</text:p>
          </table:table-cell>
          <table:table-cell/>
          <table:table-cell table:number-columns-repeated="2" office:value-type="float" office:value="659" calcext:value-type="float">
            <text:p>659</text:p>
          </table:table-cell>
          <table:table-cell/>
          <table:table-cell table:style-name="Default" office:value-type="float" office:value="646" calcext:value-type="float">
            <text:p>646</text:p>
          </table:table-cell>
          <table:table-cell office:value-type="float" office:value="646" calcext:value-type="float">
            <text:p>646</text:p>
          </table:table-cell>
          <table:table-cell/>
          <table:table-cell table:number-columns-repeated="2" office:value-type="float" office:value="639" calcext:value-type="float">
            <text:p>639</text:p>
          </table:table-cell>
          <table:table-cell/>
          <table:table-cell table:formula="of:=AVERAGE([.C2];[.F2];[.I2];[.L2];[.O2]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559" calcext:value-type="float">
            <text:p>1559</text:p>
          </table:table-cell>
          <table:table-cell table:formula="of:=[.B3]-[.B2]" office:value-type="float" office:value="915" calcext:value-type="float">
            <text:p>915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[.E3]-[.E2]" office:value-type="float" office:value="923" calcext:value-type="float">
            <text:p>923</text:p>
          </table:table-cell>
          <table:table-cell/>
          <table:table-cell office:value-type="float" office:value="1607" calcext:value-type="float">
            <text:p>1607</text:p>
          </table:table-cell>
          <table:table-cell table:formula="of:=[.H3]-[.H2]" office:value-type="float" office:value="948" calcext:value-type="float">
            <text:p>948</text:p>
          </table:table-cell>
          <table:table-cell/>
          <table:table-cell table:style-name="Default" office:value-type="float" office:value="1584" calcext:value-type="float">
            <text:p>1584</text:p>
          </table:table-cell>
          <table:table-cell table:formula="of:=[.K3]-[.K2]" office:value-type="float" office:value="938" calcext:value-type="float">
            <text:p>938</text:p>
          </table:table-cell>
          <table:table-cell/>
          <table:table-cell office:value-type="float" office:value="1566" calcext:value-type="float">
            <text:p>1566</text:p>
          </table:table-cell>
          <table:table-cell table:formula="of:=[.N3]-[.N2]" office:value-type="float" office:value="927" calcext:value-type="float">
            <text:p>927</text:p>
          </table:table-cell>
          <table:table-cell/>
          <table:table-cell table:formula="of:=AVERAGE([.C3];[.F3];[.I3];[.L3];[.O3])" office:value-type="float" office:value="930.2" calcext:value-type="float">
            <text:p>93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466" calcext:value-type="float">
            <text:p>4466</text:p>
          </table:table-cell>
          <table:table-cell table:formula="of:=[.B4]-[.B3]" office:value-type="float" office:value="2907" calcext:value-type="float">
            <text:p>2907</text:p>
          </table:table-cell>
          <table:table-cell/>
          <table:table-cell office:value-type="float" office:value="4406" calcext:value-type="float">
            <text:p>4406</text:p>
          </table:table-cell>
          <table:table-cell table:formula="of:=[.E4]-[.E3]" office:value-type="float" office:value="2856" calcext:value-type="float">
            <text:p>2856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[.H4]-[.H3]" office:value-type="float" office:value="2944" calcext:value-type="float">
            <text:p>2944</text:p>
          </table:table-cell>
          <table:table-cell/>
          <table:table-cell table:style-name="Default" office:value-type="float" office:value="4529" calcext:value-type="float">
            <text:p>4529</text:p>
          </table:table-cell>
          <table:table-cell table:formula="of:=[.K4]-[.K3]" office:value-type="float" office:value="2945" calcext:value-type="float">
            <text:p>2945</text:p>
          </table:table-cell>
          <table:table-cell/>
          <table:table-cell office:value-type="float" office:value="4487" calcext:value-type="float">
            <text:p>4487</text:p>
          </table:table-cell>
          <table:table-cell table:formula="of:=[.N4]-[.N3]" office:value-type="float" office:value="2921" calcext:value-type="float">
            <text:p>2921</text:p>
          </table:table-cell>
          <table:table-cell/>
          <table:table-cell table:formula="of:=AVERAGE([.C4];[.F4];[.I4];[.L4];[.O4])" office:value-type="float" office:value="2914.6" calcext:value-type="float">
            <text:p>2914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8535" calcext:value-type="float">
            <text:p>8535</text:p>
          </table:table-cell>
          <table:table-cell table:formula="of:=[.B5]-[.B4]" office:value-type="float" office:value="4069" calcext:value-type="float">
            <text:p>4069</text:p>
          </table:table-cell>
          <table:table-cell/>
          <table:table-cell office:value-type="float" office:value="8406" calcext:value-type="float">
            <text:p>8406</text:p>
          </table:table-cell>
          <table:table-cell table:formula="of:=[.E5]-[.E4]" office:value-type="float" office:value="4000" calcext:value-type="float">
            <text:p>4000</text:p>
          </table:table-cell>
          <table:table-cell/>
          <table:table-cell office:value-type="float" office:value="8609" calcext:value-type="float">
            <text:p>8609</text:p>
          </table:table-cell>
          <table:table-cell table:formula="of:=[.H5]-[.H4]" office:value-type="float" office:value="4058" calcext:value-type="float">
            <text:p>4058</text:p>
          </table:table-cell>
          <table:table-cell/>
          <table:table-cell table:style-name="Default" office:value-type="float" office:value="8557" calcext:value-type="float">
            <text:p>8557</text:p>
          </table:table-cell>
          <table:table-cell table:formula="of:=[.K5]-[.K4]" office:value-type="float" office:value="4028" calcext:value-type="float">
            <text:p>4028</text:p>
          </table:table-cell>
          <table:table-cell/>
          <table:table-cell office:value-type="float" office:value="8564" calcext:value-type="float">
            <text:p>8564</text:p>
          </table:table-cell>
          <table:table-cell table:formula="of:=[.N5]-[.N4]" office:value-type="float" office:value="4077" calcext:value-type="float">
            <text:p>4077</text:p>
          </table:table-cell>
          <table:table-cell/>
          <table:table-cell table:formula="of:=AVERAGE([.C5];[.F5];[.I5];[.L5];[.O5])" office:value-type="float" office:value="4046.4" calcext:value-type="float">
            <text:p>4046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314" calcext:value-type="float">
            <text:p>15314</text:p>
          </table:table-cell>
          <table:table-cell table:formula="of:=[.B6]-[.B5]" office:value-type="float" office:value="6779" calcext:value-type="float">
            <text:p>6779</text:p>
          </table:table-cell>
          <table:table-cell/>
          <table:table-cell office:value-type="float" office:value="14896" calcext:value-type="float">
            <text:p>14896</text:p>
          </table:table-cell>
          <table:table-cell table:formula="of:=[.E6]-[.E5]" office:value-type="float" office:value="6490" calcext:value-type="float">
            <text:p>6490</text:p>
          </table:table-cell>
          <table:table-cell/>
          <table:table-cell office:value-type="float" office:value="15336" calcext:value-type="float">
            <text:p>15336</text:p>
          </table:table-cell>
          <table:table-cell table:formula="of:=[.H6]-[.H5]" office:value-type="float" office:value="6727" calcext:value-type="float">
            <text:p>6727</text:p>
          </table:table-cell>
          <table:table-cell/>
          <table:table-cell table:style-name="Default" office:value-type="float" office:value="15747" calcext:value-type="float">
            <text:p>15747</text:p>
          </table:table-cell>
          <table:table-cell table:formula="of:=[.K6]-[.K5]" office:value-type="float" office:value="7190" calcext:value-type="float">
            <text:p>7190</text:p>
          </table:table-cell>
          <table:table-cell/>
          <table:table-cell office:value-type="float" office:value="15928" calcext:value-type="float">
            <text:p>15928</text:p>
          </table:table-cell>
          <table:table-cell table:formula="of:=[.N6]-[.N5]" office:value-type="float" office:value="7364" calcext:value-type="float">
            <text:p>7364</text:p>
          </table:table-cell>
          <table:table-cell/>
          <table:table-cell table:formula="of:=AVERAGE([.C6];[.F6];[.I6];[.L6];[.O6])"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12" calcext:value-type="float">
            <text:p>26212</text:p>
          </table:table-cell>
          <table:table-cell table:formula="of:=[.B7]-[.B6]" office:value-type="float" office:value="10898" calcext:value-type="float">
            <text:p>10898</text:p>
          </table:table-cell>
          <table:table-cell/>
          <table:table-cell office:value-type="float" office:value="25549" calcext:value-type="float">
            <text:p>25549</text:p>
          </table:table-cell>
          <table:table-cell table:formula="of:=[.E7]-[.E6]" office:value-type="float" office:value="10653" calcext:value-type="float">
            <text:p>10653</text:p>
          </table:table-cell>
          <table:table-cell/>
          <table:table-cell office:value-type="float" office:value="26558" calcext:value-type="float">
            <text:p>26558</text:p>
          </table:table-cell>
          <table:table-cell table:formula="of:=[.H7]-[.H6]" office:value-type="float" office:value="11222" calcext:value-type="float">
            <text:p>11222</text:p>
          </table:table-cell>
          <table:table-cell/>
          <table:table-cell table:style-name="Default" office:value-type="float" office:value="26601" calcext:value-type="float">
            <text:p>26601</text:p>
          </table:table-cell>
          <table:table-cell table:formula="of:=[.K7]-[.K6]" office:value-type="float" office:value="10854" calcext:value-type="float">
            <text:p>10854</text:p>
          </table:table-cell>
          <table:table-cell/>
          <table:table-cell office:value-type="float" office:value="26978" calcext:value-type="float">
            <text:p>26978</text:p>
          </table:table-cell>
          <table:table-cell table:formula="of:=[.N7]-[.N6]" office:value-type="float" office:value="11050" calcext:value-type="float">
            <text:p>11050</text:p>
          </table:table-cell>
          <table:table-cell/>
          <table:table-cell table:formula="of:=AVERAGE([.C7];[.F7];[.I7];[.L7];[.O7])" office:value-type="float" office:value="10935.4" calcext:value-type="float">
            <text:p>10935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322" calcext:value-type="float">
            <text:p>37322</text:p>
          </table:table-cell>
          <table:table-cell table:formula="of:=[.B8]-[.B7]" office:value-type="float" office:value="11110" calcext:value-type="float">
            <text:p>11110</text:p>
          </table:table-cell>
          <table:table-cell/>
          <table:table-cell office:value-type="float" office:value="36186" calcext:value-type="float">
            <text:p>36186</text:p>
          </table:table-cell>
          <table:table-cell table:formula="of:=[.E8]-[.E7]" office:value-type="float" office:value="10637" calcext:value-type="float">
            <text:p>10637</text:p>
          </table:table-cell>
          <table:table-cell/>
          <table:table-cell office:value-type="float" office:value="37804" calcext:value-type="float">
            <text:p>37804</text:p>
          </table:table-cell>
          <table:table-cell table:formula="of:=[.H8]-[.H7]" office:value-type="float" office:value="11246" calcext:value-type="float">
            <text:p>11246</text:p>
          </table:table-cell>
          <table:table-cell/>
          <table:table-cell table:style-name="Default" office:value-type="float" office:value="37551" calcext:value-type="float">
            <text:p>37551</text:p>
          </table:table-cell>
          <table:table-cell table:formula="of:=[.K8]-[.K7]" office:value-type="float" office:value="10950" calcext:value-type="float">
            <text:p>10950</text:p>
          </table:table-cell>
          <table:table-cell/>
          <table:table-cell office:value-type="float" office:value="37993" calcext:value-type="float">
            <text:p>37993</text:p>
          </table:table-cell>
          <table:table-cell table:formula="of:=[.N8]-[.N7]" office:value-type="float" office:value="11015" calcext:value-type="float">
            <text:p>11015</text:p>
          </table:table-cell>
          <table:table-cell/>
          <table:table-cell table:formula="of:=AVERAGE([.C8];[.F8];[.I8];[.L8];[.O8])" office:value-type="float" office:value="10991.6" calcext:value-type="float">
            <text:p>10991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295" calcext:value-type="float">
            <text:p>48295</text:p>
          </table:table-cell>
          <table:table-cell table:formula="of:=[.B9]-[.B8]" office:value-type="float" office:value="10973" calcext:value-type="float">
            <text:p>10973</text:p>
          </table:table-cell>
          <table:table-cell/>
          <table:table-cell office:value-type="float" office:value="46789" calcext:value-type="float">
            <text:p>46789</text:p>
          </table:table-cell>
          <table:table-cell table:formula="of:=[.E9]-[.E8]" office:value-type="float" office:value="10603" calcext:value-type="float">
            <text:p>10603</text:p>
          </table:table-cell>
          <table:table-cell/>
          <table:table-cell office:value-type="float" office:value="48994" calcext:value-type="float">
            <text:p>48994</text:p>
          </table:table-cell>
          <table:table-cell table:formula="of:=[.H9]-[.H8]" office:value-type="float" office:value="11190" calcext:value-type="float">
            <text:p>11190</text:p>
          </table:table-cell>
          <table:table-cell/>
          <table:table-cell table:style-name="Default" office:value-type="float" office:value="48433" calcext:value-type="float">
            <text:p>48433</text:p>
          </table:table-cell>
          <table:table-cell table:formula="of:=[.K9]-[.K8]" office:value-type="float" office:value="10882" calcext:value-type="float">
            <text:p>10882</text:p>
          </table:table-cell>
          <table:table-cell/>
          <table:table-cell office:value-type="float" office:value="49131" calcext:value-type="float">
            <text:p>49131</text:p>
          </table:table-cell>
          <table:table-cell table:formula="of:=[.N9]-[.N8]" office:value-type="float" office:value="11138" calcext:value-type="float">
            <text:p>11138</text:p>
          </table:table-cell>
          <table:table-cell/>
          <table:table-cell table:formula="of:=AVERAGE([.C9];[.F9];[.I9];[.L9];[.O9])" office:value-type="float" office:value="10957.2" calcext:value-type="float">
            <text:p>10957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249" calcext:value-type="float">
            <text:p>59249</text:p>
          </table:table-cell>
          <table:table-cell table:formula="of:=[.B10]-[.B9]" office:value-type="float" office:value="10954" calcext:value-type="float">
            <text:p>10954</text:p>
          </table:table-cell>
          <table:table-cell/>
          <table:table-cell office:value-type="float" office:value="57536" calcext:value-type="float">
            <text:p>57536</text:p>
          </table:table-cell>
          <table:table-cell table:formula="of:=[.E10]-[.E9]" office:value-type="float" office:value="10747" calcext:value-type="float">
            <text:p>10747</text:p>
          </table:table-cell>
          <table:table-cell/>
          <table:table-cell office:value-type="float" office:value="60259" calcext:value-type="float">
            <text:p>60259</text:p>
          </table:table-cell>
          <table:table-cell table:formula="of:=[.H10]-[.H9]" office:value-type="float" office:value="11265" calcext:value-type="float">
            <text:p>11265</text:p>
          </table:table-cell>
          <table:table-cell/>
          <table:table-cell table:style-name="Default" office:value-type="float" office:value="59301" calcext:value-type="float">
            <text:p>59301</text:p>
          </table:table-cell>
          <table:table-cell table:formula="of:=[.K10]-[.K9]" office:value-type="float" office:value="10868" calcext:value-type="float">
            <text:p>10868</text:p>
          </table:table-cell>
          <table:table-cell/>
          <table:table-cell office:value-type="float" office:value="60255" calcext:value-type="float">
            <text:p>60255</text:p>
          </table:table-cell>
          <table:table-cell table:formula="of:=[.N10]-[.N9]" office:value-type="float" office:value="11124" calcext:value-type="float">
            <text:p>11124</text:p>
          </table:table-cell>
          <table:table-cell/>
          <table:table-cell table:formula="of:=AVERAGE([.C10];[.F10];[.I10];[.L10];[.O10])" office:value-type="float" office:value="10991.6" calcext:value-type="float">
            <text:p>10991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212" calcext:value-type="float">
            <text:p>70212</text:p>
          </table:table-cell>
          <table:table-cell table:formula="of:=[.B11]-[.B10]" office:value-type="float" office:value="10963" calcext:value-type="float">
            <text:p>10963</text:p>
          </table:table-cell>
          <table:table-cell/>
          <table:table-cell office:value-type="float" office:value="68287" calcext:value-type="float">
            <text:p>68287</text:p>
          </table:table-cell>
          <table:table-cell table:formula="of:=[.E11]-[.E10]" office:value-type="float" office:value="10751" calcext:value-type="float">
            <text:p>10751</text:p>
          </table:table-cell>
          <table:table-cell/>
          <table:table-cell office:value-type="float" office:value="71632" calcext:value-type="float">
            <text:p>71632</text:p>
          </table:table-cell>
          <table:table-cell table:formula="of:=[.H11]-[.H10]" office:value-type="float" office:value="11373" calcext:value-type="float">
            <text:p>11373</text:p>
          </table:table-cell>
          <table:table-cell/>
          <table:table-cell table:style-name="Default" office:value-type="float" office:value="70340" calcext:value-type="float">
            <text:p>70340</text:p>
          </table:table-cell>
          <table:table-cell table:formula="of:=[.K11]-[.K10]" office:value-type="float" office:value="11039" calcext:value-type="float">
            <text:p>11039</text:p>
          </table:table-cell>
          <table:table-cell/>
          <table:table-cell office:value-type="float" office:value="71384" calcext:value-type="float">
            <text:p>71384</text:p>
          </table:table-cell>
          <table:table-cell table:formula="of:=[.N11]-[.N10]" office:value-type="float" office:value="11129" calcext:value-type="float">
            <text:p>11129</text:p>
          </table:table-cell>
          <table:table-cell/>
          <table:table-cell table:formula="of:=AVERAGE([.C11];[.F11];[.I11];[.L11];[.O11])" office:value-type="float" office:value="11051" calcext:value-type="float">
            <text:p>11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171" calcext:value-type="float">
            <text:p>81171</text:p>
          </table:table-cell>
          <table:table-cell table:formula="of:=[.B12]-[.B11]" office:value-type="float" office:value="10959" calcext:value-type="float">
            <text:p>10959</text:p>
          </table:table-cell>
          <table:table-cell/>
          <table:table-cell office:value-type="float" office:value="79052" calcext:value-type="float">
            <text:p>79052</text:p>
          </table:table-cell>
          <table:table-cell table:formula="of:=[.E12]-[.E11]" office:value-type="float" office:value="10765" calcext:value-type="float">
            <text:p>10765</text:p>
          </table:table-cell>
          <table:table-cell/>
          <table:table-cell office:value-type="float" office:value="83028" calcext:value-type="float">
            <text:p>83028</text:p>
          </table:table-cell>
          <table:table-cell table:formula="of:=[.H12]-[.H11]" office:value-type="float" office:value="11396" calcext:value-type="float">
            <text:p>11396</text:p>
          </table:table-cell>
          <table:table-cell/>
          <table:table-cell table:style-name="Default" office:value-type="float" office:value="81380" calcext:value-type="float">
            <text:p>81380</text:p>
          </table:table-cell>
          <table:table-cell table:formula="of:=[.K12]-[.K11]" office:value-type="float" office:value="11040" calcext:value-type="float">
            <text:p>11040</text:p>
          </table:table-cell>
          <table:table-cell/>
          <table:table-cell office:value-type="float" office:value="82593" calcext:value-type="float">
            <text:p>82593</text:p>
          </table:table-cell>
          <table:table-cell table:formula="of:=[.N12]-[.N11]" office:value-type="float" office:value="11209" calcext:value-type="float">
            <text:p>11209</text:p>
          </table:table-cell>
          <table:table-cell/>
          <table:table-cell table:formula="of:=AVERAGE([.C12];[.F12];[.I12];[.L12];[.O12])" office:value-type="float" office:value="11073.8" calcext:value-type="float">
            <text:p>11073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2196" calcext:value-type="float">
            <text:p>92196</text:p>
          </table:table-cell>
          <table:table-cell table:formula="of:=[.B13]-[.B12]" office:value-type="float" office:value="11025" calcext:value-type="float">
            <text:p>11025</text:p>
          </table:table-cell>
          <table:table-cell/>
          <table:table-cell office:value-type="float" office:value="89861" calcext:value-type="float">
            <text:p>89861</text:p>
          </table:table-cell>
          <table:table-cell table:formula="of:=[.E13]-[.E12]" office:value-type="float" office:value="10809" calcext:value-type="float">
            <text:p>10809</text:p>
          </table:table-cell>
          <table:table-cell/>
          <table:table-cell office:value-type="float" office:value="94484" calcext:value-type="float">
            <text:p>94484</text:p>
          </table:table-cell>
          <table:table-cell table:formula="of:=[.H13]-[.H12]" office:value-type="float" office:value="11456" calcext:value-type="float">
            <text:p>11456</text:p>
          </table:table-cell>
          <table:table-cell/>
          <table:table-cell table:style-name="Default" office:value-type="float" office:value="92413" calcext:value-type="float">
            <text:p>92413</text:p>
          </table:table-cell>
          <table:table-cell table:formula="of:=[.K13]-[.K12]" office:value-type="float" office:value="11033" calcext:value-type="float">
            <text:p>11033</text:p>
          </table:table-cell>
          <table:table-cell/>
          <table:table-cell office:value-type="float" office:value="93827" calcext:value-type="float">
            <text:p>93827</text:p>
          </table:table-cell>
          <table:table-cell table:formula="of:=[.N13]-[.N12]" office:value-type="float" office:value="11234" calcext:value-type="float">
            <text:p>11234</text:p>
          </table:table-cell>
          <table:table-cell/>
          <table:table-cell table:formula="of:=AVERAGE([.C13];[.F13];[.I13];[.L13];[.O13])" office:value-type="float" office:value="11111.4" calcext:value-type="float">
            <text:p>11111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202" calcext:value-type="float">
            <text:p>103202</text:p>
          </table:table-cell>
          <table:table-cell table:formula="of:=[.B14]-[.B13]" office:value-type="float" office:value="11006" calcext:value-type="float">
            <text:p>11006</text:p>
          </table:table-cell>
          <table:table-cell/>
          <table:table-cell office:value-type="float" office:value="100638" calcext:value-type="float">
            <text:p>100638</text:p>
          </table:table-cell>
          <table:table-cell table:formula="of:=[.E14]-[.E13]" office:value-type="float" office:value="10777" calcext:value-type="float">
            <text:p>10777</text:p>
          </table:table-cell>
          <table:table-cell/>
          <table:table-cell office:value-type="float" office:value="105884" calcext:value-type="float">
            <text:p>105884</text:p>
          </table:table-cell>
          <table:table-cell table:formula="of:=[.H14]-[.H13]" office:value-type="float" office:value="11400" calcext:value-type="float">
            <text:p>11400</text:p>
          </table:table-cell>
          <table:table-cell/>
          <table:table-cell table:style-name="Default" office:value-type="float" office:value="103499" calcext:value-type="float">
            <text:p>103499</text:p>
          </table:table-cell>
          <table:table-cell table:formula="of:=[.K14]-[.K13]" office:value-type="float" office:value="11086" calcext:value-type="float">
            <text:p>11086</text:p>
          </table:table-cell>
          <table:table-cell/>
          <table:table-cell office:value-type="float" office:value="105066" calcext:value-type="float">
            <text:p>105066</text:p>
          </table:table-cell>
          <table:table-cell table:formula="of:=[.N14]-[.N13]" office:value-type="float" office:value="11239" calcext:value-type="float">
            <text:p>11239</text:p>
          </table:table-cell>
          <table:table-cell/>
          <table:table-cell table:formula="of:=AVERAGE([.C14];[.F14];[.I14];[.L14];[.O14])" office:value-type="float" office:value="11101.6" calcext:value-type="float">
            <text:p>11101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4177" calcext:value-type="float">
            <text:p>114177</text:p>
          </table:table-cell>
          <table:table-cell table:formula="of:=[.B15]-[.B14]" office:value-type="float" office:value="10975" calcext:value-type="float">
            <text:p>10975</text:p>
          </table:table-cell>
          <table:table-cell/>
          <table:table-cell office:value-type="float" office:value="111480" calcext:value-type="float">
            <text:p>111480</text:p>
          </table:table-cell>
          <table:table-cell table:formula="of:=[.E15]-[.E14]" office:value-type="float" office:value="10842" calcext:value-type="float">
            <text:p>10842</text:p>
          </table:table-cell>
          <table:table-cell/>
          <table:table-cell office:value-type="float" office:value="117259" calcext:value-type="float">
            <text:p>117259</text:p>
          </table:table-cell>
          <table:table-cell table:formula="of:=[.H15]-[.H14]" office:value-type="float" office:value="11375" calcext:value-type="float">
            <text:p>11375</text:p>
          </table:table-cell>
          <table:table-cell/>
          <table:table-cell table:style-name="Default" office:value-type="float" office:value="114551" calcext:value-type="float">
            <text:p>114551</text:p>
          </table:table-cell>
          <table:table-cell table:formula="of:=[.K15]-[.K14]" office:value-type="float" office:value="11052" calcext:value-type="float">
            <text:p>11052</text:p>
          </table:table-cell>
          <table:table-cell/>
          <table:table-cell office:value-type="float" office:value="116236" calcext:value-type="float">
            <text:p>116236</text:p>
          </table:table-cell>
          <table:table-cell table:formula="of:=[.N15]-[.N14]" office:value-type="float" office:value="11170" calcext:value-type="float">
            <text:p>11170</text:p>
          </table:table-cell>
          <table:table-cell/>
          <table:table-cell table:formula="of:=AVERAGE([.C15];[.F15];[.I15];[.L15];[.O15])" office:value-type="float" office:value="11082.8" calcext:value-type="float">
            <text:p>11082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197" calcext:value-type="float">
            <text:p>125197</text:p>
          </table:table-cell>
          <table:table-cell table:formula="of:=[.B16]-[.B15]" office:value-type="float" office:value="11020" calcext:value-type="float">
            <text:p>11020</text:p>
          </table:table-cell>
          <table:table-cell/>
          <table:table-cell office:value-type="float" office:value="122363" calcext:value-type="float">
            <text:p>122363</text:p>
          </table:table-cell>
          <table:table-cell table:formula="of:=[.E16]-[.E15]" office:value-type="float" office:value="10883" calcext:value-type="float">
            <text:p>10883</text:p>
          </table:table-cell>
          <table:table-cell/>
          <table:table-cell office:value-type="float" office:value="128637" calcext:value-type="float">
            <text:p>128637</text:p>
          </table:table-cell>
          <table:table-cell table:formula="of:=[.H16]-[.H15]" office:value-type="float" office:value="11378" calcext:value-type="float">
            <text:p>11378</text:p>
          </table:table-cell>
          <table:table-cell/>
          <table:table-cell table:style-name="Default" office:value-type="float" office:value="125660" calcext:value-type="float">
            <text:p>125660</text:p>
          </table:table-cell>
          <table:table-cell table:formula="of:=[.K16]-[.K15]" office:value-type="float" office:value="11109" calcext:value-type="float">
            <text:p>11109</text:p>
          </table:table-cell>
          <table:table-cell/>
          <table:table-cell office:value-type="float" office:value="127501" calcext:value-type="float">
            <text:p>127501</text:p>
          </table:table-cell>
          <table:table-cell table:formula="of:=[.N16]-[.N15]" office:value-type="float" office:value="11265" calcext:value-type="float">
            <text:p>11265</text:p>
          </table:table-cell>
          <table:table-cell/>
          <table:table-cell table:formula="of:=AVERAGE([.C16];[.F16];[.I16];[.L16];[.O16])" office:value-type="float" office:value="11131" calcext:value-type="float">
            <text:p>11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6342" calcext:value-type="float">
            <text:p>136342</text:p>
          </table:table-cell>
          <table:table-cell table:formula="of:=[.B17]-[.B16]" office:value-type="float" office:value="11145" calcext:value-type="float">
            <text:p>11145</text:p>
          </table:table-cell>
          <table:table-cell/>
          <table:table-cell office:value-type="float" office:value="133194" calcext:value-type="float">
            <text:p>133194</text:p>
          </table:table-cell>
          <table:table-cell table:formula="of:=[.E17]-[.E16]" office:value-type="float" office:value="10831" calcext:value-type="float">
            <text:p>10831</text:p>
          </table:table-cell>
          <table:table-cell/>
          <table:table-cell office:value-type="float" office:value="140059" calcext:value-type="float">
            <text:p>140059</text:p>
          </table:table-cell>
          <table:table-cell table:formula="of:=[.H17]-[.H16]" office:value-type="float" office:value="11422" calcext:value-type="float">
            <text:p>11422</text:p>
          </table:table-cell>
          <table:table-cell/>
          <table:table-cell table:style-name="Default" office:value-type="float" office:value="136815" calcext:value-type="float">
            <text:p>136815</text:p>
          </table:table-cell>
          <table:table-cell table:formula="of:=[.K17]-[.K16]" office:value-type="float" office:value="11155" calcext:value-type="float">
            <text:p>11155</text:p>
          </table:table-cell>
          <table:table-cell/>
          <table:table-cell office:value-type="float" office:value="138783" calcext:value-type="float">
            <text:p>138783</text:p>
          </table:table-cell>
          <table:table-cell table:formula="of:=[.N17]-[.N16]" office:value-type="float" office:value="11282" calcext:value-type="float">
            <text:p>11282</text:p>
          </table:table-cell>
          <table:table-cell/>
          <table:table-cell table:formula="of:=AVERAGE([.C17];[.F17];[.I17];[.L17];[.O17])" office:value-type="float" office:value="11167" calcext:value-type="float">
            <text:p>111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463" calcext:value-type="float">
            <text:p>147463</text:p>
          </table:table-cell>
          <table:table-cell table:formula="of:=[.B18]-[.B17]" office:value-type="float" office:value="11121" calcext:value-type="float">
            <text:p>11121</text:p>
          </table:table-cell>
          <table:table-cell/>
          <table:table-cell office:value-type="float" office:value="144090" calcext:value-type="float">
            <text:p>144090</text:p>
          </table:table-cell>
          <table:table-cell table:formula="of:=[.E18]-[.E17]" office:value-type="float" office:value="10896" calcext:value-type="float">
            <text:p>10896</text:p>
          </table:table-cell>
          <table:table-cell/>
          <table:table-cell office:value-type="float" office:value="151480" calcext:value-type="float">
            <text:p>151480</text:p>
          </table:table-cell>
          <table:table-cell table:formula="of:=[.H18]-[.H17]" office:value-type="float" office:value="11421" calcext:value-type="float">
            <text:p>11421</text:p>
          </table:table-cell>
          <table:table-cell/>
          <table:table-cell table:style-name="Default" office:value-type="float" office:value="147925" calcext:value-type="float">
            <text:p>147925</text:p>
          </table:table-cell>
          <table:table-cell table:formula="of:=[.K18]-[.K17]" office:value-type="float" office:value="11110" calcext:value-type="float">
            <text:p>11110</text:p>
          </table:table-cell>
          <table:table-cell/>
          <table:table-cell office:value-type="float" office:value="149958" calcext:value-type="float">
            <text:p>149958</text:p>
          </table:table-cell>
          <table:table-cell table:formula="of:=[.N18]-[.N17]" office:value-type="float" office:value="11175" calcext:value-type="float">
            <text:p>11175</text:p>
          </table:table-cell>
          <table:table-cell/>
          <table:table-cell table:formula="of:=AVERAGE([.C18];[.F18];[.I18];[.L18];[.O18])" office:value-type="float" office:value="11144.6" calcext:value-type="float">
            <text:p>11144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580" calcext:value-type="float">
            <text:p>158580</text:p>
          </table:table-cell>
          <table:table-cell table:formula="of:=[.B19]-[.B18]" office:value-type="float" office:value="11117" calcext:value-type="float">
            <text:p>11117</text:p>
          </table:table-cell>
          <table:table-cell/>
          <table:table-cell office:value-type="float" office:value="155013" calcext:value-type="float">
            <text:p>155013</text:p>
          </table:table-cell>
          <table:table-cell table:formula="of:=[.E19]-[.E18]" office:value-type="float" office:value="10923" calcext:value-type="float">
            <text:p>10923</text:p>
          </table:table-cell>
          <table:table-cell/>
          <table:table-cell office:value-type="float" office:value="162933" calcext:value-type="float">
            <text:p>162933</text:p>
          </table:table-cell>
          <table:table-cell table:formula="of:=[.H19]-[.H18]" office:value-type="float" office:value="11453" calcext:value-type="float">
            <text:p>11453</text:p>
          </table:table-cell>
          <table:table-cell/>
          <table:table-cell table:style-name="Default" office:value-type="float" office:value="159045" calcext:value-type="float">
            <text:p>159045</text:p>
          </table:table-cell>
          <table:table-cell table:formula="of:=[.K19]-[.K18]" office:value-type="float" office:value="11120" calcext:value-type="float">
            <text:p>11120</text:p>
          </table:table-cell>
          <table:table-cell/>
          <table:table-cell office:value-type="float" office:value="161328" calcext:value-type="float">
            <text:p>161328</text:p>
          </table:table-cell>
          <table:table-cell table:formula="of:=[.N19]-[.N18]" office:value-type="float" office:value="11370" calcext:value-type="float">
            <text:p>11370</text:p>
          </table:table-cell>
          <table:table-cell/>
          <table:table-cell table:formula="of:=AVERAGE([.C19];[.F19];[.I19];[.L19];[.O19])" office:value-type="float" office:value="11196.6" calcext:value-type="float">
            <text:p>11196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9638" calcext:value-type="float">
            <text:p>169638</text:p>
          </table:table-cell>
          <table:table-cell table:formula="of:=[.B20]-[.B19]" office:value-type="float" office:value="11058" calcext:value-type="float">
            <text:p>11058</text:p>
          </table:table-cell>
          <table:table-cell/>
          <table:table-cell office:value-type="float" office:value="165846" calcext:value-type="float">
            <text:p>165846</text:p>
          </table:table-cell>
          <table:table-cell table:formula="of:=[.E20]-[.E19]" office:value-type="float" office:value="10833" calcext:value-type="float">
            <text:p>10833</text:p>
          </table:table-cell>
          <table:table-cell/>
          <table:table-cell office:value-type="float" office:value="174310" calcext:value-type="float">
            <text:p>174310</text:p>
          </table:table-cell>
          <table:table-cell table:formula="of:=[.H20]-[.H19]" office:value-type="float" office:value="11377" calcext:value-type="float">
            <text:p>11377</text:p>
          </table:table-cell>
          <table:table-cell/>
          <table:table-cell table:style-name="Default" office:value-type="float" office:value="170121" calcext:value-type="float">
            <text:p>170121</text:p>
          </table:table-cell>
          <table:table-cell table:formula="of:=[.K20]-[.K19]" office:value-type="float" office:value="11076" calcext:value-type="float">
            <text:p>11076</text:p>
          </table:table-cell>
          <table:table-cell/>
          <table:table-cell office:value-type="float" office:value="172552" calcext:value-type="float">
            <text:p>172552</text:p>
          </table:table-cell>
          <table:table-cell table:formula="of:=[.N20]-[.N19]" office:value-type="float" office:value="11224" calcext:value-type="float">
            <text:p>11224</text:p>
          </table:table-cell>
          <table:table-cell/>
          <table:table-cell table:formula="of:=AVERAGE([.C20];[.F20];[.I20];[.L20];[.O20])" office:value-type="float" office:value="11113.6" calcext:value-type="float">
            <text:p>11113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725" calcext:value-type="float">
            <text:p>180725</text:p>
          </table:table-cell>
          <table:table-cell table:formula="of:=[.B21]-[.B20]" office:value-type="float" office:value="11087" calcext:value-type="float">
            <text:p>11087</text:p>
          </table:table-cell>
          <table:table-cell/>
          <table:table-cell office:value-type="float" office:value="176700" calcext:value-type="float">
            <text:p>176700</text:p>
          </table:table-cell>
          <table:table-cell table:formula="of:=[.E21]-[.E20]" office:value-type="float" office:value="10854" calcext:value-type="float">
            <text:p>10854</text:p>
          </table:table-cell>
          <table:table-cell/>
          <table:table-cell office:value-type="float" office:value="185712" calcext:value-type="float">
            <text:p>185712</text:p>
          </table:table-cell>
          <table:table-cell table:formula="of:=[.H21]-[.H20]" office:value-type="float" office:value="11402" calcext:value-type="float">
            <text:p>11402</text:p>
          </table:table-cell>
          <table:table-cell/>
          <table:table-cell table:style-name="Default" office:value-type="float" office:value="181249" calcext:value-type="float">
            <text:p>181249</text:p>
          </table:table-cell>
          <table:table-cell table:formula="of:=[.K21]-[.K20]" office:value-type="float" office:value="11128" calcext:value-type="float">
            <text:p>11128</text:p>
          </table:table-cell>
          <table:table-cell/>
          <table:table-cell office:value-type="float" office:value="183819" calcext:value-type="float">
            <text:p>183819</text:p>
          </table:table-cell>
          <table:table-cell table:formula="of:=[.N21]-[.N20]" office:value-type="float" office:value="11267" calcext:value-type="float">
            <text:p>11267</text:p>
          </table:table-cell>
          <table:table-cell/>
          <table:table-cell table:formula="of:=AVERAGE([.C21];[.F21];[.I21];[.L21];[.O21])" office:value-type="float" office:value="11147.6" calcext:value-type="float">
            <text:p>1114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1922" calcext:value-type="float">
            <text:p>191922</text:p>
          </table:table-cell>
          <table:table-cell table:formula="of:=[.B22]-[.B21]" office:value-type="float" office:value="11197" calcext:value-type="float">
            <text:p>11197</text:p>
          </table:table-cell>
          <table:table-cell/>
          <table:table-cell office:value-type="float" office:value="187570" calcext:value-type="float">
            <text:p>187570</text:p>
          </table:table-cell>
          <table:table-cell table:formula="of:=[.E22]-[.E21]" office:value-type="float" office:value="10870" calcext:value-type="float">
            <text:p>10870</text:p>
          </table:table-cell>
          <table:table-cell/>
          <table:table-cell office:value-type="float" office:value="197147" calcext:value-type="float">
            <text:p>197147</text:p>
          </table:table-cell>
          <table:table-cell table:formula="of:=[.H22]-[.H21]" office:value-type="float" office:value="11435" calcext:value-type="float">
            <text:p>11435</text:p>
          </table:table-cell>
          <table:table-cell/>
          <table:table-cell table:style-name="Default" office:value-type="float" office:value="192359" calcext:value-type="float">
            <text:p>192359</text:p>
          </table:table-cell>
          <table:table-cell table:formula="of:=[.K22]-[.K21]" office:value-type="float" office:value="11110" calcext:value-type="float">
            <text:p>11110</text:p>
          </table:table-cell>
          <table:table-cell/>
          <table:table-cell office:value-type="float" office:value="195146" calcext:value-type="float">
            <text:p>195146</text:p>
          </table:table-cell>
          <table:table-cell table:formula="of:=[.N22]-[.N21]" office:value-type="float" office:value="11327" calcext:value-type="float">
            <text:p>11327</text:p>
          </table:table-cell>
          <table:table-cell/>
          <table:table-cell table:formula="of:=AVERAGE([.C22];[.F22];[.I22];[.L22];[.O22])" office:value-type="float" office:value="11187.8" calcext:value-type="float">
            <text:p>11187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999" calcext:value-type="float">
            <text:p>202999</text:p>
          </table:table-cell>
          <table:table-cell table:formula="of:=[.B23]-[.B22]" office:value-type="float" office:value="11077" calcext:value-type="float">
            <text:p>11077</text:p>
          </table:table-cell>
          <table:table-cell/>
          <table:table-cell office:value-type="float" office:value="198457" calcext:value-type="float">
            <text:p>198457</text:p>
          </table:table-cell>
          <table:table-cell table:formula="of:=[.E23]-[.E22]" office:value-type="float" office:value="10887" calcext:value-type="float">
            <text:p>10887</text:p>
          </table:table-cell>
          <table:table-cell/>
          <table:table-cell office:value-type="float" office:value="208552" calcext:value-type="float">
            <text:p>208552</text:p>
          </table:table-cell>
          <table:table-cell table:formula="of:=[.H23]-[.H22]" office:value-type="float" office:value="11405" calcext:value-type="float">
            <text:p>11405</text:p>
          </table:table-cell>
          <table:table-cell/>
          <table:table-cell table:style-name="Default" office:value-type="float" office:value="203453" calcext:value-type="float">
            <text:p>203453</text:p>
          </table:table-cell>
          <table:table-cell table:formula="of:=[.K23]-[.K22]" office:value-type="float" office:value="11094" calcext:value-type="float">
            <text:p>11094</text:p>
          </table:table-cell>
          <table:table-cell/>
          <table:table-cell office:value-type="float" office:value="206392" calcext:value-type="float">
            <text:p>206392</text:p>
          </table:table-cell>
          <table:table-cell table:formula="of:=[.N23]-[.N22]" office:value-type="float" office:value="11246" calcext:value-type="float">
            <text:p>11246</text:p>
          </table:table-cell>
          <table:table-cell/>
          <table:table-cell table:formula="of:=AVERAGE([.C23];[.F23];[.I23];[.L23];[.O23])" office:value-type="float" office:value="11141.8" calcext:value-type="float">
            <text:p>11141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4039" calcext:value-type="float">
            <text:p>214039</text:p>
          </table:table-cell>
          <table:table-cell table:formula="of:=[.B24]-[.B23]" office:value-type="float" office:value="11040" calcext:value-type="float">
            <text:p>11040</text:p>
          </table:table-cell>
          <table:table-cell/>
          <table:table-cell office:value-type="float" office:value="209409" calcext:value-type="float">
            <text:p>209409</text:p>
          </table:table-cell>
          <table:table-cell table:formula="of:=[.E24]-[.E23]" office:value-type="float" office:value="10952" calcext:value-type="float">
            <text:p>10952</text:p>
          </table:table-cell>
          <table:table-cell/>
          <table:table-cell office:value-type="float" office:value="219928" calcext:value-type="float">
            <text:p>219928</text:p>
          </table:table-cell>
          <table:table-cell table:formula="of:=[.H24]-[.H23]" office:value-type="float" office:value="11376" calcext:value-type="float">
            <text:p>11376</text:p>
          </table:table-cell>
          <table:table-cell/>
          <table:table-cell table:style-name="Default" office:value-type="float" office:value="214620" calcext:value-type="float">
            <text:p>214620</text:p>
          </table:table-cell>
          <table:table-cell table:formula="of:=[.K24]-[.K23]" office:value-type="float" office:value="11167" calcext:value-type="float">
            <text:p>11167</text:p>
          </table:table-cell>
          <table:table-cell/>
          <table:table-cell office:value-type="float" office:value="217735" calcext:value-type="float">
            <text:p>217735</text:p>
          </table:table-cell>
          <table:table-cell table:formula="of:=[.N24]-[.N23]" office:value-type="float" office:value="11343" calcext:value-type="float">
            <text:p>11343</text:p>
          </table:table-cell>
          <table:table-cell/>
          <table:table-cell table:formula="of:=AVERAGE([.C24];[.F24];[.I24];[.L24];[.O24])" office:value-type="float" office:value="11175.6" calcext:value-type="float">
            <text:p>11175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5103" calcext:value-type="float">
            <text:p>225103</text:p>
          </table:table-cell>
          <table:table-cell table:formula="of:=[.B25]-[.B24]" office:value-type="float" office:value="11064" calcext:value-type="float">
            <text:p>11064</text:p>
          </table:table-cell>
          <table:table-cell/>
          <table:table-cell office:value-type="float" office:value="220307" calcext:value-type="float">
            <text:p>220307</text:p>
          </table:table-cell>
          <table:table-cell table:formula="of:=[.E25]-[.E24]" office:value-type="float" office:value="10898" calcext:value-type="float">
            <text:p>10898</text:p>
          </table:table-cell>
          <table:table-cell/>
          <table:table-cell office:value-type="float" office:value="231354" calcext:value-type="float">
            <text:p>231354</text:p>
          </table:table-cell>
          <table:table-cell table:formula="of:=[.H25]-[.H24]" office:value-type="float" office:value="11426" calcext:value-type="float">
            <text:p>11426</text:p>
          </table:table-cell>
          <table:table-cell/>
          <table:table-cell table:style-name="Default" office:value-type="float" office:value="225719" calcext:value-type="float">
            <text:p>225719</text:p>
          </table:table-cell>
          <table:table-cell table:formula="of:=[.K25]-[.K24]" office:value-type="float" office:value="11099" calcext:value-type="float">
            <text:p>11099</text:p>
          </table:table-cell>
          <table:table-cell/>
          <table:table-cell office:value-type="float" office:value="229041" calcext:value-type="float">
            <text:p>229041</text:p>
          </table:table-cell>
          <table:table-cell table:formula="of:=[.N25]-[.N24]" office:value-type="float" office:value="11306" calcext:value-type="float">
            <text:p>11306</text:p>
          </table:table-cell>
          <table:table-cell/>
          <table:table-cell table:formula="of:=AVERAGE([.C25];[.F25];[.I25];[.L25];[.O25])" office:value-type="float" office:value="11158.6" calcext:value-type="float">
            <text:p>11158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218" calcext:value-type="float">
            <text:p>236218</text:p>
          </table:table-cell>
          <table:table-cell table:formula="of:=[.B26]-[.B25]" office:value-type="float" office:value="11115" calcext:value-type="float">
            <text:p>11115</text:p>
          </table:table-cell>
          <table:table-cell/>
          <table:table-cell office:value-type="float" office:value="231197" calcext:value-type="float">
            <text:p>231197</text:p>
          </table:table-cell>
          <table:table-cell table:formula="of:=[.E26]-[.E25]" office:value-type="float" office:value="10890" calcext:value-type="float">
            <text:p>10890</text:p>
          </table:table-cell>
          <table:table-cell/>
          <table:table-cell office:value-type="float" office:value="242776" calcext:value-type="float">
            <text:p>242776</text:p>
          </table:table-cell>
          <table:table-cell table:formula="of:=[.H26]-[.H25]" office:value-type="float" office:value="11422" calcext:value-type="float">
            <text:p>11422</text:p>
          </table:table-cell>
          <table:table-cell/>
          <table:table-cell table:style-name="Default" office:value-type="float" office:value="236804" calcext:value-type="float">
            <text:p>236804</text:p>
          </table:table-cell>
          <table:table-cell table:formula="of:=[.K26]-[.K25]" office:value-type="float" office:value="11085" calcext:value-type="float">
            <text:p>11085</text:p>
          </table:table-cell>
          <table:table-cell/>
          <table:table-cell office:value-type="float" office:value="240308" calcext:value-type="float">
            <text:p>240308</text:p>
          </table:table-cell>
          <table:table-cell table:formula="of:=[.N26]-[.N25]" office:value-type="float" office:value="11267" calcext:value-type="float">
            <text:p>11267</text:p>
          </table:table-cell>
          <table:table-cell/>
          <table:table-cell table:formula="of:=AVERAGE([.C26];[.F26];[.I26];[.L26];[.O26])" office:value-type="float" office:value="11155.8" calcext:value-type="float">
            <text:p>11155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078" calcext:value-type="float">
            <text:p>247078</text:p>
          </table:table-cell>
          <table:table-cell table:formula="of:=[.B27]-[.B26]" office:value-type="float" office:value="10860" calcext:value-type="float">
            <text:p>10860</text:p>
          </table:table-cell>
          <table:table-cell/>
          <table:table-cell office:value-type="float" office:value="241991" calcext:value-type="float">
            <text:p>241991</text:p>
          </table:table-cell>
          <table:table-cell table:formula="of:=[.E27]-[.E26]" office:value-type="float" office:value="10794" calcext:value-type="float">
            <text:p>10794</text:p>
          </table:table-cell>
          <table:table-cell/>
          <table:table-cell office:value-type="float" office:value="254134" calcext:value-type="float">
            <text:p>254134</text:p>
          </table:table-cell>
          <table:table-cell table:formula="of:=[.H27]-[.H26]" office:value-type="float" office:value="11358" calcext:value-type="float">
            <text:p>11358</text:p>
          </table:table-cell>
          <table:table-cell/>
          <table:table-cell table:style-name="Default" office:value-type="float" office:value="247823" calcext:value-type="float">
            <text:p>247823</text:p>
          </table:table-cell>
          <table:table-cell table:formula="of:=[.K27]-[.K26]" office:value-type="float" office:value="11019" calcext:value-type="float">
            <text:p>11019</text:p>
          </table:table-cell>
          <table:table-cell/>
          <table:table-cell office:value-type="float" office:value="251445" calcext:value-type="float">
            <text:p>251445</text:p>
          </table:table-cell>
          <table:table-cell table:formula="of:=[.N27]-[.N26]" office:value-type="float" office:value="11137" calcext:value-type="float">
            <text:p>11137</text:p>
          </table:table-cell>
          <table:table-cell/>
          <table:table-cell table:formula="of:=AVERAGE([.C27];[.F27];[.I27];[.L27];[.O27])" office:value-type="float" office:value="11033.6" calcext:value-type="float">
            <text:p>11033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8218" calcext:value-type="float">
            <text:p>258218</text:p>
          </table:table-cell>
          <table:table-cell table:formula="of:=[.B28]-[.B27]" office:value-type="float" office:value="11140" calcext:value-type="float">
            <text:p>11140</text:p>
          </table:table-cell>
          <table:table-cell/>
          <table:table-cell office:value-type="float" office:value="252881" calcext:value-type="float">
            <text:p>252881</text:p>
          </table:table-cell>
          <table:table-cell table:formula="of:=[.E28]-[.E27]" office:value-type="float" office:value="10890" calcext:value-type="float">
            <text:p>10890</text:p>
          </table:table-cell>
          <table:table-cell/>
          <table:table-cell office:value-type="float" office:value="265529" calcext:value-type="float">
            <text:p>265529</text:p>
          </table:table-cell>
          <table:table-cell table:formula="of:=[.H28]-[.H27]" office:value-type="float" office:value="11395" calcext:value-type="float">
            <text:p>11395</text:p>
          </table:table-cell>
          <table:table-cell/>
          <table:table-cell table:style-name="Default" office:value-type="float" office:value="258896" calcext:value-type="float">
            <text:p>258896</text:p>
          </table:table-cell>
          <table:table-cell table:formula="of:=[.K28]-[.K27]" office:value-type="float" office:value="11073" calcext:value-type="float">
            <text:p>11073</text:p>
          </table:table-cell>
          <table:table-cell/>
          <table:table-cell office:value-type="float" office:value="262767" calcext:value-type="float">
            <text:p>262767</text:p>
          </table:table-cell>
          <table:table-cell table:formula="of:=[.N28]-[.N27]" office:value-type="float" office:value="11322" calcext:value-type="float">
            <text:p>11322</text:p>
          </table:table-cell>
          <table:table-cell/>
          <table:table-cell table:formula="of:=AVERAGE([.C28];[.F28];[.I28];[.L28];[.O28])" office:value-type="float" office:value="11164" calcext:value-type="float">
            <text:p>111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329" calcext:value-type="float">
            <text:p>269329</text:p>
          </table:table-cell>
          <table:table-cell table:formula="of:=[.B29]-[.B28]" office:value-type="float" office:value="11111" calcext:value-type="float">
            <text:p>11111</text:p>
          </table:table-cell>
          <table:table-cell/>
          <table:table-cell office:value-type="float" office:value="263863" calcext:value-type="float">
            <text:p>263863</text:p>
          </table:table-cell>
          <table:table-cell table:formula="of:=[.E29]-[.E28]" office:value-type="float" office:value="10982" calcext:value-type="float">
            <text:p>10982</text:p>
          </table:table-cell>
          <table:table-cell/>
          <table:table-cell office:value-type="float" office:value="276993" calcext:value-type="float">
            <text:p>276993</text:p>
          </table:table-cell>
          <table:table-cell table:formula="of:=[.H29]-[.H28]" office:value-type="float" office:value="11464" calcext:value-type="float">
            <text:p>11464</text:p>
          </table:table-cell>
          <table:table-cell/>
          <table:table-cell table:style-name="Default" office:value-type="float" office:value="270043" calcext:value-type="float">
            <text:p>270043</text:p>
          </table:table-cell>
          <table:table-cell table:formula="of:=[.K29]-[.K28]" office:value-type="float" office:value="11147" calcext:value-type="float">
            <text:p>11147</text:p>
          </table:table-cell>
          <table:table-cell/>
          <table:table-cell office:value-type="float" office:value="274023" calcext:value-type="float">
            <text:p>274023</text:p>
          </table:table-cell>
          <table:table-cell table:formula="of:=[.N29]-[.N28]" office:value-type="float" office:value="11256" calcext:value-type="float">
            <text:p>11256</text:p>
          </table:table-cell>
          <table:table-cell/>
          <table:table-cell table:formula="of:=AVERAGE([.C29];[.F29];[.I29];[.L29];[.O29])" office:value-type="float" office:value="11192" calcext:value-type="float">
            <text:p>111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478" calcext:value-type="float">
            <text:p>280478</text:p>
          </table:table-cell>
          <table:table-cell table:formula="of:=[.B30]-[.B29]" office:value-type="float" office:value="11149" calcext:value-type="float">
            <text:p>11149</text:p>
          </table:table-cell>
          <table:table-cell/>
          <table:table-cell office:value-type="float" office:value="274737" calcext:value-type="float">
            <text:p>274737</text:p>
          </table:table-cell>
          <table:table-cell table:formula="of:=[.E30]-[.E29]" office:value-type="float" office:value="10874" calcext:value-type="float">
            <text:p>10874</text:p>
          </table:table-cell>
          <table:table-cell/>
          <table:table-cell office:value-type="float" office:value="288471" calcext:value-type="float">
            <text:p>288471</text:p>
          </table:table-cell>
          <table:table-cell table:formula="of:=[.H30]-[.H29]" office:value-type="float" office:value="11478" calcext:value-type="float">
            <text:p>11478</text:p>
          </table:table-cell>
          <table:table-cell/>
          <table:table-cell table:style-name="Default" office:value-type="float" office:value="281179" calcext:value-type="float">
            <text:p>281179</text:p>
          </table:table-cell>
          <table:table-cell table:formula="of:=[.K30]-[.K29]" office:value-type="float" office:value="11136" calcext:value-type="float">
            <text:p>11136</text:p>
          </table:table-cell>
          <table:table-cell/>
          <table:table-cell office:value-type="float" office:value="285342" calcext:value-type="float">
            <text:p>285342</text:p>
          </table:table-cell>
          <table:table-cell table:formula="of:=[.N30]-[.N29]" office:value-type="float" office:value="11319" calcext:value-type="float">
            <text:p>11319</text:p>
          </table:table-cell>
          <table:table-cell/>
          <table:table-cell table:formula="of:=AVERAGE([.C30];[.F30];[.I30];[.L30];[.O30])" office:value-type="float" office:value="11191.2" calcext:value-type="float">
            <text:p>11191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626" calcext:value-type="float">
            <text:p>291626</text:p>
          </table:table-cell>
          <table:table-cell table:formula="of:=[.B31]-[.B30]" office:value-type="float" office:value="11148" calcext:value-type="float">
            <text:p>11148</text:p>
          </table:table-cell>
          <table:table-cell/>
          <table:table-cell office:value-type="float" office:value="285636" calcext:value-type="float">
            <text:p>285636</text:p>
          </table:table-cell>
          <table:table-cell table:formula="of:=[.E31]-[.E30]" office:value-type="float" office:value="10899" calcext:value-type="float">
            <text:p>10899</text:p>
          </table:table-cell>
          <table:table-cell/>
          <table:table-cell office:value-type="float" office:value="299888" calcext:value-type="float">
            <text:p>299888</text:p>
          </table:table-cell>
          <table:table-cell table:formula="of:=[.H31]-[.H30]" office:value-type="float" office:value="11417" calcext:value-type="float">
            <text:p>11417</text:p>
          </table:table-cell>
          <table:table-cell/>
          <table:table-cell table:style-name="Default" office:value-type="float" office:value="292286" calcext:value-type="float">
            <text:p>292286</text:p>
          </table:table-cell>
          <table:table-cell table:formula="of:=[.K31]-[.K30]" office:value-type="float" office:value="11107" calcext:value-type="float">
            <text:p>11107</text:p>
          </table:table-cell>
          <table:table-cell/>
          <table:table-cell office:value-type="float" office:value="296650" calcext:value-type="float">
            <text:p>296650</text:p>
          </table:table-cell>
          <table:table-cell table:formula="of:=[.N31]-[.N30]" office:value-type="float" office:value="11308" calcext:value-type="float">
            <text:p>11308</text:p>
          </table:table-cell>
          <table:table-cell/>
          <table:table-cell table:formula="of:=AVERAGE([.C31];[.F31];[.I31];[.L31];[.O31])" office:value-type="float" office:value="11175.8" calcext:value-type="float">
            <text:p>11175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827" calcext:value-type="float">
            <text:p>302827</text:p>
          </table:table-cell>
          <table:table-cell table:formula="of:=[.B32]-[.B31]" office:value-type="float" office:value="11201" calcext:value-type="float">
            <text:p>11201</text:p>
          </table:table-cell>
          <table:table-cell/>
          <table:table-cell office:value-type="float" office:value="296602" calcext:value-type="float">
            <text:p>296602</text:p>
          </table:table-cell>
          <table:table-cell table:formula="of:=[.E32]-[.E31]" office:value-type="float" office:value="10966" calcext:value-type="float">
            <text:p>10966</text:p>
          </table:table-cell>
          <table:table-cell/>
          <table:table-cell office:value-type="float" office:value="311472" calcext:value-type="float">
            <text:p>311472</text:p>
          </table:table-cell>
          <table:table-cell table:formula="of:=[.H32]-[.H31]" office:value-type="float" office:value="11584" calcext:value-type="float">
            <text:p>11584</text:p>
          </table:table-cell>
          <table:table-cell/>
          <table:table-cell table:style-name="Default" office:value-type="float" office:value="303419" calcext:value-type="float">
            <text:p>303419</text:p>
          </table:table-cell>
          <table:table-cell table:formula="of:=[.K32]-[.K31]" office:value-type="float" office:value="11133" calcext:value-type="float">
            <text:p>11133</text:p>
          </table:table-cell>
          <table:table-cell/>
          <table:table-cell office:value-type="float" office:value="307912" calcext:value-type="float">
            <text:p>307912</text:p>
          </table:table-cell>
          <table:table-cell table:formula="of:=[.N32]-[.N31]" office:value-type="float" office:value="11262" calcext:value-type="float">
            <text:p>11262</text:p>
          </table:table-cell>
          <table:table-cell/>
          <table:table-cell table:formula="of:=AVERAGE([.C32];[.F32];[.I32];[.L32];[.O32])" office:value-type="float" office:value="11229.2" calcext:value-type="float">
            <text:p>11229.2</text:p>
          </table:table-cell>
        </table:table-row>
        <table:table-row table:style-name="ro1" table:number-rows-repeated="5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6"/>
        </table:table-row>
        <table:table-row table:style-name="ro1" table:number-rows-repeated="8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6"/>
        </table:table-row>
        <table:table-row table:style-name="ro1" table:number-rows-repeated="8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0%)</text:p>
          </table:table-cell>
          <table:table-cell table:number-columns-repeated="6"/>
        </table:table-row>
        <table:table-row table:style-name="ro1" table:number-rows-repeated="104787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 style:data-style-name="N2" text:time-value="00:50:46.136306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00:59:20.016443043</meta:creation-date>
    <dc:date>2014-12-31T02:42:29.970748282</dc:date>
    <meta:editing-duration>PT19M36S</meta:editing-duration>
    <meta:editing-cycles>3</meta:editing-cycles>
    <meta:generator>LibreOffice/4.2.7.2$Linux_X86_64 LibreOffice_project/420m0$Build-2</meta:generator>
    <meta:document-statistic meta:table-count="4" meta:cell-count="4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16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1'.A1:'Faban 1'.B5 'Faban 1'.A9:'Faban 1'.B9" chart:data-source-has-labels="column" svg:x="1.665cm" svg:y="0.203cm" svg:width="17.841cm" svg:height="8.577cm">
          <chartooo:coordinate-region svg:x="3.027cm" svg:y="0.403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1'.B1:'Faban 1'.B1" chart:label-cell-address="'Faban 1'.A1:'Faban 1'.A1" chart:class="chart:bar">
            <chart:data-point/>
          </chart:series>
          <chart:series chart:style-name="ch10" chart:values-cell-range-address="'Faban 1'.B2:'Faban 1'.B2" chart:label-cell-address="'Faban 1'.A2:'Faban 1'.A2" chart:class="chart:bar">
            <chart:data-point/>
          </chart:series>
          <chart:series chart:style-name="ch11" chart:values-cell-range-address="'Faban 1'.B3:'Faban 1'.B3" chart:label-cell-address="'Faban 1'.A3:'Faban 1'.A3" chart:class="chart:bar">
            <chart:data-point/>
          </chart:series>
          <chart:series chart:style-name="ch12" chart:values-cell-range-address="'Faban 1'.B4:'Faban 1'.B4" chart:label-cell-address="'Faban 1'.A4:'Faban 1'.A4" chart:class="chart:bar">
            <chart:data-point/>
          </chart:series>
          <chart:series chart:style-name="ch13" chart:values-cell-range-address="'Faban 1'.B5:'Faban 1'.B5" chart:label-cell-address="'Faban 1'.A5:'Faban 1'.A5" chart:class="chart:bar">
            <chart:data-point/>
          </chart:series>
          <chart:series chart:style-name="ch14" chart:values-cell-range-address="'Faban 1'.B9:'Faban 1'.B9" chart:label-cell-address="'Faban 1'.A9:'Faban 1'.A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1'.A1:'Faban 1'.A1</svg:desc>
                </draw:g>
              </table:table-cell>
              <table:table-cell office:value-type="float" office:value="166362">
                <text:p>166362</text:p>
                <draw:g>
                  <svg:desc>'Faban 1'.B1:'Faban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1'.A2:'Faban 1'.A2</svg:desc>
                </draw:g>
              </table:table-cell>
              <table:table-cell office:value-type="float" office:value="167141">
                <text:p>167141</text:p>
                <draw:g>
                  <svg:desc>'Faban 1'.B2:'Faban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1'.A3:'Faban 1'.A3</svg:desc>
                </draw:g>
              </table:table-cell>
              <table:table-cell office:value-type="float" office:value="167346">
                <text:p>167346</text:p>
                <draw:g>
                  <svg:desc>'Faban 1'.B3:'Faban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1'.A4:'Faban 1'.A4</svg:desc>
                </draw:g>
              </table:table-cell>
              <table:table-cell office:value-type="float" office:value="166108">
                <text:p>166108</text:p>
                <draw:g>
                  <svg:desc>'Faban 1'.B4:'Faban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1'.A5:'Faban 1'.A5</svg:desc>
                </draw:g>
              </table:table-cell>
              <table:table-cell office:value-type="float" office:value="168210">
                <text:p>168210</text:p>
                <draw:g>
                  <svg:desc>'Faban 1'.B5:'Faban 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1'.A9:'Faban 1'.A9</svg:desc>
                </draw:g>
              </table:table-cell>
              <table:table-cell office:value-type="float" office:value="167033.4">
                <text:p>167033.4</text:p>
                <draw:g>
                  <svg:desc>'Faban 1'.B9:'Faban 1'.B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1'.A1:'Gatling 1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Gatling 1'.B1:'Gatling 1'.B1" chart:label-cell-address="'Gatling 1'.A1:'Gatling 1'.A1" chart:class="chart:bar">
            <chart:data-point/>
          </chart:series>
          <chart:series chart:style-name="ch10" chart:values-cell-range-address="'Gatling 1'.B2:'Gatling 1'.B2" chart:label-cell-address="'Gatling 1'.A2:'Gatling 1'.A2" chart:class="chart:bar">
            <chart:data-point/>
          </chart:series>
          <chart:series chart:style-name="ch11" chart:values-cell-range-address="'Gatling 1'.B3:'Gatling 1'.B3" chart:label-cell-address="'Gatling 1'.A3:'Gatling 1'.A3" chart:class="chart:bar">
            <chart:data-point/>
          </chart:series>
          <chart:series chart:style-name="ch12" chart:values-cell-range-address="'Gatling 1'.B4:'Gatling 1'.B4" chart:label-cell-address="'Gatling 1'.A4:'Gatling 1'.A4" chart:class="chart:bar">
            <chart:data-point/>
          </chart:series>
          <chart:series chart:style-name="ch13" chart:values-cell-range-address="'Gatling 1'.B5:'Gatling 1'.B5" chart:label-cell-address="'Gatling 1'.A5:'Gatling 1'.A5" chart:class="chart:bar">
            <chart:data-point/>
          </chart:series>
          <chart:series chart:style-name="ch14" chart:values-cell-range-address="'Gatling 1'.B6:'Gatling 1'.B6" chart:label-cell-address="'Gatling 1'.A6:'Gatling 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1'.A1:'Gatling 1'.A1</svg:desc>
                </draw:g>
              </table:table-cell>
              <table:table-cell office:value-type="float" office:value="302827">
                <text:p>302827</text:p>
                <draw:g>
                  <svg:desc>'Gatling 1'.B1:'Gatling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1'.A2:'Gatling 1'.A2</svg:desc>
                </draw:g>
              </table:table-cell>
              <table:table-cell office:value-type="float" office:value="296602">
                <text:p>296602</text:p>
                <draw:g>
                  <svg:desc>'Gatling 1'.B2:'Gatling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1'.A3:'Gatling 1'.A3</svg:desc>
                </draw:g>
              </table:table-cell>
              <table:table-cell office:value-type="float" office:value="311472">
                <text:p>311472</text:p>
                <draw:g>
                  <svg:desc>'Gatling 1'.B3:'Gatling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1'.A4:'Gatling 1'.A4</svg:desc>
                </draw:g>
              </table:table-cell>
              <table:table-cell office:value-type="float" office:value="303419">
                <text:p>303419</text:p>
                <draw:g>
                  <svg:desc>'Gatling 1'.B4:'Gatling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1'.A5:'Gatling 1'.A5</svg:desc>
                </draw:g>
              </table:table-cell>
              <table:table-cell office:value-type="float" office:value="307912">
                <text:p>307912</text:p>
                <draw:g>
                  <svg:desc>'Gatling 1'.B5:'Gatling 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1'.A6:'Gatling 1'.A6</svg:desc>
                </draw:g>
              </table:table-cell>
              <table:table-cell office:value-type="float" office:value="304446.4">
                <text:p>304446.4</text:p>
                <draw:g>
                  <svg:desc>'Gatling 1'.B6:'Gatling 1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1 distr'.A2:'Gatling 1 distr'.A32 'Gatling 1 distr'.Q2:'Gatling 1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1 distr'.A2:'Gatling 1 distr'.A32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Gatling 1 distr'.Q2:'Gatling 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1 distr'.A2:'Gatling 1 distr'.A32</svg:desc>
                </draw:g>
              </table:table-cell>
              <table:table-cell office:value-type="float" office:value="643">
                <text:p>643</text:p>
                <draw:g>
                  <svg:desc>'Gatling 1 distr'.Q2:'Gatling 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0.2">
                <text:p>93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14.6">
                <text:p>2914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46.4">
                <text:p>4046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35.4">
                <text:p>10935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91.6">
                <text:p>10991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57.2">
                <text:p>10957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991.6">
                <text:p>10991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73.8">
                <text:p>11073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111.4">
                <text:p>1111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101.6">
                <text:p>11101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082.8">
                <text:p>11082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131">
                <text:p>111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167">
                <text:p>111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144.6">
                <text:p>11144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196.6">
                <text:p>11196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113.6">
                <text:p>11113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147.6">
                <text:p>1114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187.8">
                <text:p>11187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141.8">
                <text:p>11141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175.6">
                <text:p>11175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158.6">
                <text:p>11158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155.8">
                <text:p>11155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033.6">
                <text:p>11033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164">
                <text:p>111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191.2">
                <text:p>11191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175.8">
                <text:p>11175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229.2">
                <text:p>1122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1 distr'.A1:'Faban 1 distr'.B31" chart:data-source-has-labels="column" svg:x="1.813cm" svg:y="0.203cm" svg:width="20.591cm" svg:height="8.429cm">
          <chartooo:coordinate-region svg:x="2.62cm" svg:y="0.403cm" svg:width="19.50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1 distr'.A1:'Faban 1 distr'.A31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Faban 1 distr'.B1:'Faban 1 distr'.B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1 distr'.A1:'Faban 1 distr'.A31</svg:desc>
                </draw:g>
              </table:table-cell>
              <table:table-cell office:value-type="float" office:value="327.18">
                <text:p>327.18</text:p>
                <draw:g>
                  <svg:desc>'Faban 1 distr'.B1:'Faban 1 distr'.B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1.56">
                <text:p>411.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0.06">
                <text:p>500.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67.26">
                <text:p>567.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70.24">
                <text:p>570.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9.96">
                <text:p>569.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0.54">
                <text:p>570.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1.48">
                <text:p>571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0.3">
                <text:p>570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1.02">
                <text:p>571.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1.02">
                <text:p>571.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3.22">
                <text:p>573.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73.54">
                <text:p>573.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73.22">
                <text:p>573.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74.06">
                <text:p>574.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2.6">
                <text:p>572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73.54">
                <text:p>573.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74.24">
                <text:p>574.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73.24">
                <text:p>573.2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73.76">
                <text:p>573.7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74.1">
                <text:p>574.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4.08">
                <text:p>574.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4.12">
                <text:p>574.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72.74">
                <text:p>572.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75.84">
                <text:p>575.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75.02">
                <text:p>575.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73.7">
                <text:p>573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73.78">
                <text:p>573.7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